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b coeurs</text:p>
          </table:table-cell>
          <table:table-cell office:value-type="string" calcext:value-type="string">
            <text:p>tps execution</text:p>
          </table:table-cell>
          <table:table-cell office:value-type="string" calcext:value-type="string">
            <text:p>taille vecteur</text:p>
          </table:table-cell>
          <table:table-cell office:value-type="string" calcext:value-type="string">
            <text:p>mo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 table:formula="of:=SUM([.B2:.B5])/4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00000" calcext:value-type="float">
            <text:p>2000000</text:p>
          </table:table-cell>
          <table:table-cell table:formula="of:=SUM([.B6:.B9])/4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000000" calcext:value-type="float">
            <text:p>4000000</text:p>
          </table:table-cell>
          <table:table-cell table:formula="of:=SUM([.B10:.B13])/4" office:value-type="float" office:value="20.75" calcext:value-type="float">
            <text:p>20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00000" calcext:value-type="float">
            <text:p>4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000000" calcext:value-type="float">
            <text:p>4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000000" calcext:value-type="float">
            <text:p>400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9">00/00/0000</text:date>, <text:time style:data-style-name="N2" text:time-value="14:29:11.1870925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9:39:30.609984151</meta:creation-date>
    <dc:date>2019-03-09T14:30:14.816365214</dc:date>
    <meta:editing-duration>PT3M45S</meta:editing-duration>
    <meta:editing-cycles>5</meta:editing-cycles>
    <meta:generator>LibreOffice/5.1.6.2$Linux_X86_64 LibreOffice_project/10m0$Build-2</meta:generator>
    <meta:document-statistic meta:table-count="1" meta:cell-count="43" meta:object-count="0"/>
  </office:meta>
</office:document-meta>
</file>